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a2d9" officeooo:paragraph-rsid="0002a2d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886ee" officeooo:paragraph-rsid="000886e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886ee" officeooo:paragraph-rsid="000886ee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9d11b" officeooo:paragraph-rsid="0009d11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b8adb" officeooo:paragraph-rsid="000b8adb" style:font-size-asian="12.25pt" style:font-weight-asian="normal" style:font-size-complex="14pt" style:font-weight-complex="normal"/>
    </style:style>
    <style:style style:name="T1" style:family="text">
      <style:text-properties officeooo:rsid="0009d1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différentes versions du jeu</text:p>
      <text:p text:style-name="P1"/>
      <text:p text:style-name="P3">Les différentes versions du jeu sont dispatchées dans leur propre dossier.</text:p>
      <text:p text:style-name="P3">Vous pourrez donc retrouver l’état du jeu lors de chaque Sprint dans les dossiers portant les noms «Sprint1», «Sprint2», «Sprint3», «Sprint4».</text:p>
      <text:p text:style-name="P3">Le Sprint4 étant le jeu tel qu’il était au rendu final.</text:p>
      <text:p text:style-name="P3">Le dossier «VersionDev» contient la version du jeu sur laquelle nous travaillons, qui n’est donc pas forcément stable.</text:p>
      <text:p text:style-name="P3"/>
      <text:p text:style-name="P3">Contraintes :</text:p>
      <text:p text:style-name="P3"/>
      <text:p text:style-name="P3">Vous pourrez retrouver une HashMap, correspondant au critère des structures de données, dans la classe «Terrain». <text:span text:style-name="T1">Malheureusement elle n’est pas utilisé dans le Sprint4 pour causes de problèmes décris dans la classe en question.</text:span></text:p>
      <text:p text:style-name="P3"/>
      <text:p text:style-name="P4">Vous trouverez un «trycatch» dans la classe «Dropcontroller».</text:p>
      <text:p text:style-name="P4"/>
      <text:p text:style-name="P5">La classe «Deplacement» étend un déplacement basé sur l’algorithme «A*»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17:34.719996477</meta:creation-date>
    <dc:date>2019-06-14T17:06:51.331436213</dc:date>
    <meta:editing-duration>PT14M48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20" meta:character-count="794" meta:non-whitespace-character-count="683"/>
  </office:meta>
</office:document-meta>
</file>